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e7c57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solid" draw:fill-color="#ff9d00"/>
    </style:style>
    <style:style style:name="gr4" style:family="graphic" style:parent-style-name="standard">
      <style:graphic-properties draw:stroke="none" draw:fill="solid" draw:fill-color="#4c80f0"/>
    </style:style>
    <style:style style:name="gr5" style:family="graphic" style:parent-style-name="standard">
      <style:graphic-properties draw:stroke="none" draw:fill="solid" draw:fill-color="#ff0000"/>
    </style:style>
    <style:style style:name="gr6" style:family="graphic" style:parent-style-name="standard">
      <style:graphic-properties draw:stroke="none" svg:stroke-color="#000000" draw:fill="none" draw:fill-color="#ffffff" fo:min-height="0.3cm"/>
    </style:style>
    <style:style style:name="gr7" style:family="graphic" style:parent-style-name="standard">
      <style:graphic-properties draw:stroke="none" svg:stroke-color="#000000" draw:fill="none" draw:fill-color="#ffffff" fo:min-height="0.679cm"/>
    </style:style>
    <style:style style:name="gr8" style:family="graphic" style:parent-style-name="objectwithoutfill">
      <style:graphic-properties svg:stroke-width="0.028cm" svg:stroke-color="#999999" draw:marker-start-width="0.242cm" draw:marker-end-width="0.242cm" draw:fill="none" draw:textarea-horizontal-align="center" draw:textarea-vertical-align="middle" fo:padding-top="0.014cm" fo:padding-bottom="0.014cm" fo:padding-left="0.014cm" fo:padding-right="0.014cm"/>
    </style:style>
    <style:style style:name="gr9" style:family="graphic" style:parent-style-name="objectwithoutfill">
      <style:graphic-properties svg:stroke-width="0.028cm" svg:stroke-color="#000000" draw:marker-start-width="0.242cm" draw:marker-end-width="0.242cm" draw:fill="none" draw:textarea-horizontal-align="center" draw:textarea-vertical-align="middle" fo:padding-top="0.014cm" fo:padding-bottom="0.014cm" fo:padding-left="0.014cm" fo:padding-right="0.014cm"/>
    </style:style>
    <style:style style:name="P1" style:family="paragraph">
      <loext:graphic-properties draw:fill="solid" draw:fill-color="#0e7c57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ff9d00"/>
    </style:style>
    <style:style style:name="P4" style:family="paragraph">
      <loext:graphic-properties draw:fill="solid" draw:fill-color="#4c80f0"/>
    </style:style>
    <style:style style:name="P5" style:family="paragraph">
      <loext:graphic-properties draw:fill="solid" draw:fill-color="#ff0000"/>
    </style:style>
    <style:style style:name="P6" style:family="paragraph">
      <style:text-properties style:font-name="Courier 10 Pitch"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style:font-name="Courier 10 Pitch"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Courier 10 Pitch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117cm" svg:height="0.116cm" svg:x="2.567cm" svg:y="6.638cm" svg:viewBox="0 0 118 117" draw:points="0,0 0,117 118,117 118,0">
          <text:p/>
        </draw:polygon>
        <draw:polygon draw:style-name="gr1" draw:text-style-name="P1" draw:layer="layout" svg:width="0.117cm" svg:height="0.116cm" svg:x="3.447cm" svg:y="6.638cm" svg:viewBox="0 0 118 117" draw:points="0,0 0,117 118,117 118,0">
          <text:p/>
        </draw:polygon>
        <draw:polygon draw:style-name="gr1" draw:text-style-name="P1" draw:layer="layout" svg:width="0.117cm" svg:height="0.116cm" svg:x="3.447cm" svg:y="6.638cm" svg:viewBox="0 0 118 117" draw:points="0,0 0,117 118,117 118,0">
          <text:p/>
        </draw:polygon>
        <draw:polygon draw:style-name="gr2" draw:text-style-name="P2" draw:layer="layout" svg:width="0.201cm" svg:height="0.2cm" svg:x="2.296cm" svg:y="6.367cm" svg:viewBox="0 0 202 201" draw:points="38,0 129,91 147,36 202,201 38,147 92,127 0,36">
          <text:p/>
        </draw:polygon>
        <draw:polygon draw:style-name="gr2" draw:text-style-name="P2" draw:layer="layout" svg:width="0.257cm" svg:height="0.154cm" svg:x="2.497cm" svg:y="6.748cm" svg:viewBox="0 0 258 155" draw:points="0,51 129,51 103,0 258,77 103,155 129,103 0,103">
          <text:p/>
        </draw:polygon>
        <draw:polygon draw:style-name="gr2" draw:text-style-name="P2" draw:layer="layout" svg:width="0.201cm" svg:height="0.2cm" svg:x="2.736cm" svg:y="6.385cm" svg:viewBox="0 0 202 201" draw:points="0,165 91,73 37,55 202,0 146,165 128,109 37,201">
          <text:p/>
        </draw:polygon>
        <draw:polygon draw:style-name="gr2" draw:text-style-name="P2" draw:layer="layout" svg:width="0.201cm" svg:height="0.2cm" svg:x="3.194cm" svg:y="6.385cm" svg:viewBox="0 0 202 201" draw:points="165,201 73,109 55,165 0,0 165,55 111,73 202,165">
          <text:p/>
        </draw:polygon>
        <draw:polygon draw:style-name="gr2" draw:text-style-name="P2" draw:layer="layout" svg:width="0.258cm" svg:height="0.154cm" svg:x="3.376cm" svg:y="6.748cm" svg:viewBox="0 0 259 155" draw:points="259,103 130,103 156,155 0,77 156,0 130,51 259,51">
          <text:p/>
        </draw:polygon>
        <draw:polygon draw:style-name="gr2" draw:text-style-name="P2" draw:layer="layout" svg:width="0.201cm" svg:height="0.2cm" svg:x="3.634cm" svg:y="6.367cm" svg:viewBox="0 0 202 201" draw:points="202,36 110,127 165,147 0,201 55,36 74,91 165,0">
          <text:p/>
        </draw:polygon>
        <draw:g>
          <draw:polygon draw:style-name="gr3" draw:text-style-name="P3" draw:layer="layout" svg:width="0.165cm" svg:height="0.164cm" svg:x="4.303cm" svg:y="6.614cm" svg:viewBox="0 0 166 165" draw:points="83,0 0,83 83,165 166,83">
            <text:p/>
          </draw:polygon>
          <draw:polygon draw:style-name="gr2" draw:text-style-name="P2" draw:layer="layout" svg:width="0.2cm" svg:height="0.2cm" svg:x="4.056cm" svg:y="6.367cm" svg:viewBox="0 0 201 201" draw:points="36,0 128,91 147,36 201,201 36,147 92,127 0,36">
            <text:p/>
          </draw:polygon>
          <draw:polygon draw:style-name="gr2" draw:text-style-name="P2" draw:layer="layout" svg:width="0.258cm" svg:height="0.154cm" svg:x="4.256cm" svg:y="6.748cm" svg:viewBox="0 0 259 155" draw:points="259,103 129,103 155,155 0,77 155,0 129,51 259,51">
            <text:p/>
          </draw:polygon>
          <draw:polygon draw:style-name="gr2" draw:text-style-name="P2" draw:layer="layout" svg:width="0.2cm" svg:height="0.2cm" svg:x="4.496cm" svg:y="6.385cm" svg:viewBox="0 0 201 201" draw:points="0,165 92,73 37,55 201,0 147,165 128,109 37,201">
            <text:p/>
          </draw:polygon>
        </draw:g>
        <draw:g>
          <draw:polygon draw:style-name="gr3" draw:text-style-name="P3" draw:layer="layout" svg:width="0.165cm" svg:height="0.164cm" svg:x="5.182cm" svg:y="6.614cm" svg:viewBox="0 0 166 165" draw:points="83,0 0,83 83,165 166,83">
            <text:p/>
          </draw:polygon>
          <draw:polygon draw:style-name="gr2" draw:text-style-name="P2" draw:layer="layout" svg:width="0.2cm" svg:height="0.2cm" svg:x="4.954cm" svg:y="6.385cm" svg:viewBox="0 0 201 201" draw:points="165,201 73,109 55,165 0,0 165,55 109,73 201,165">
            <text:p/>
          </draw:polygon>
          <draw:polygon draw:style-name="gr2" draw:text-style-name="P2" draw:layer="layout" svg:width="0.258cm" svg:height="0.154cm" svg:x="5.136cm" svg:y="6.748cm" svg:viewBox="0 0 259 155" draw:points="0,51 129,51 103,0 259,77 103,155 129,103 0,103">
            <text:p/>
          </draw:polygon>
          <draw:polygon draw:style-name="gr2" draw:text-style-name="P2" draw:layer="layout" svg:width="0.2cm" svg:height="0.2cm" svg:x="5.394cm" svg:y="6.367cm" svg:viewBox="0 0 201 201" draw:points="201,36 110,127 165,147 0,201 54,36 73,91 165,0">
            <text:p/>
          </draw:polygon>
        </draw:g>
        <draw:g>
          <draw:path draw:style-name="gr4" draw:text-style-name="P4" draw:layer="layout" svg:width="0.165cm" svg:height="0.164cm" svg:x="6.062cm" svg:y="6.614cm" svg:viewBox="0 0 166 165" svg:d="M83 165c23 0 44-8 59-24 15-15 24-36 24-58s-9-43-24-59-36-24-59-24c-22 0-43 8-59 24-15 16-24 37-24 59s9 43 24 58c16 16 37 24 59 24z">
            <text:p/>
          </draw:path>
          <draw:polygon draw:style-name="gr2" draw:text-style-name="P2" draw:layer="layout" svg:width="0.2cm" svg:height="0.2cm" svg:x="5.834cm" svg:y="6.385cm" svg:viewBox="0 0 201 201" draw:points="165,201 74,109 54,165 0,0 165,55 110,73 201,165">
            <text:p/>
          </draw:polygon>
          <draw:polygon draw:style-name="gr2" draw:text-style-name="P2" draw:layer="layout" svg:width="0.258cm" svg:height="0.154cm" svg:x="6.016cm" svg:y="6.748cm" svg:viewBox="0 0 259 155" draw:points="0,51 130,51 104,0 259,77 104,155 130,103 0,103">
            <text:p/>
          </draw:polygon>
          <draw:polygon draw:style-name="gr2" draw:text-style-name="P2" draw:layer="layout" svg:width="0.201cm" svg:height="0.2cm" svg:x="6.255cm" svg:y="6.385cm" svg:viewBox="0 0 202 201" draw:points="0,165 92,73 37,55 202,0 147,165 129,109 37,201">
            <text:p/>
          </draw:polygon>
        </draw:g>
        <draw:g>
          <draw:path draw:style-name="gr4" draw:text-style-name="P4" draw:layer="layout" svg:width="0.165cm" svg:height="0.164cm" svg:x="6.942cm" svg:y="6.614cm" svg:viewBox="0 0 166 165" svg:d="M83 165c22 0 43-8 59-24 15-15 24-36 24-58s-9-43-24-59c-16-16-37-24-59-24-21 0-42 8-59 24-15 16-24 37-24 59s9 43 24 58c17 16 38 24 59 24z">
            <text:p/>
          </draw:path>
          <draw:polygon draw:style-name="gr2" draw:text-style-name="P2" draw:layer="layout" svg:width="0.201cm" svg:height="0.2cm" svg:x="6.713cm" svg:y="6.385cm" svg:viewBox="0 0 202 201" draw:points="164,201 73,109 55,165 0,0 164,55 110,73 202,165">
            <text:p/>
          </draw:polygon>
          <draw:polygon draw:style-name="gr2" draw:text-style-name="P2" draw:layer="layout" svg:width="0.257cm" svg:height="0.154cm" svg:x="6.896cm" svg:y="6.748cm" svg:viewBox="0 0 258 155" draw:points="258,103 128,103 154,155 0,77 154,0 128,51 258,51">
            <text:p/>
          </draw:polygon>
          <draw:polygon draw:style-name="gr2" draw:text-style-name="P2" draw:layer="layout" svg:width="0.201cm" svg:height="0.2cm" svg:x="7.135cm" svg:y="6.385cm" svg:viewBox="0 0 202 201" draw:points="0,165 91,73 37,55 202,0 146,165 128,109 37,201">
            <text:p/>
          </draw:polygon>
        </draw:g>
        <draw:g>
          <draw:path draw:style-name="gr5" draw:text-style-name="P5" draw:layer="layout" svg:width="0.165cm" svg:height="0.164cm" svg:x="7.822cm" svg:y="6.614cm" svg:viewBox="0 0 166 165" svg:d="M82 165c22 0 43-8 60-24 15-15 24-36 24-58s-9-43-24-59c-17-16-38-24-60-24s-43 8-58 24c-16 16-24 37-24 59s8 43 24 58c15 16 36 24 58 24z">
            <text:p/>
          </draw:path>
          <draw:polygon draw:style-name="gr2" draw:text-style-name="P2" draw:layer="layout" svg:width="0.2cm" svg:height="0.2cm" svg:x="7.575cm" svg:y="6.367cm" svg:viewBox="0 0 201 201" draw:points="36,0 129,91 147,36 201,201 36,147 91,127 0,36">
            <text:p/>
          </draw:polygon>
          <draw:polygon draw:style-name="gr2" draw:text-style-name="P2" draw:layer="layout" svg:width="0.258cm" svg:height="0.154cm" svg:x="7.775cm" svg:y="6.748cm" svg:viewBox="0 0 259 155" draw:points="0,51 130,51 104,0 259,77 104,155 130,103 0,103">
            <text:p/>
          </draw:polygon>
          <draw:polygon draw:style-name="gr2" draw:text-style-name="P2" draw:layer="layout" svg:width="0.201cm" svg:height="0.2cm" svg:x="8.033cm" svg:y="6.367cm" svg:viewBox="0 0 202 201" draw:points="202,36 110,127 165,147 0,201 55,36 74,91 165,0">
            <text:p/>
          </draw:polygon>
        </draw:g>
        <draw:g>
          <draw:path draw:style-name="gr5" draw:text-style-name="P5" draw:layer="layout" svg:width="0.164cm" svg:height="0.164cm" svg:x="8.702cm" svg:y="6.614cm" svg:viewBox="0 0 165 165" svg:d="M83 165c22 0 43-8 58-24 16-15 24-36 24-58s-8-43-24-59c-15-16-36-24-58-24-23 0-44 8-59 24-16 16-24 37-24 59s8 43 24 58c15 16 36 24 59 24z">
            <text:p/>
          </draw:path>
          <draw:polygon draw:style-name="gr2" draw:text-style-name="P2" draw:layer="layout" svg:width="0.2cm" svg:height="0.2cm" svg:x="8.455cm" svg:y="6.367cm" svg:viewBox="0 0 201 201" draw:points="36,0 128,91 147,36 201,201 36,147 92,127 0,36">
            <text:p/>
          </draw:polygon>
          <draw:polygon draw:style-name="gr2" draw:text-style-name="P2" draw:layer="layout" svg:width="0.258cm" svg:height="0.154cm" svg:x="8.655cm" svg:y="6.748cm" svg:viewBox="0 0 259 155" draw:points="259,103 129,103 155,155 0,77 155,0 129,51 259,51">
            <text:p/>
          </draw:polygon>
          <draw:polygon draw:style-name="gr2" draw:text-style-name="P2" draw:layer="layout" svg:width="0.2cm" svg:height="0.2cm" svg:x="8.913cm" svg:y="6.367cm" svg:viewBox="0 0 201 201" draw:points="201,36 109,127 164,147 0,201 55,36 73,91 164,0">
            <text:p/>
          </draw:polygon>
        </draw:g>
        <draw:g>
          <draw:polygon draw:style-name="gr1" draw:text-style-name="P1" draw:layer="layout" svg:width="0.073cm" svg:height="0.073cm" svg:x="9.847cm" svg:y="6.592cm" svg:viewBox="0 0 74 74" draw:points="0,0 0,74 74,74 74,0">
            <text:p/>
          </draw:polygon>
          <draw:polygon draw:style-name="gr2" draw:text-style-name="P2" draw:layer="layout" svg:width="0.258cm" svg:height="0.154cm" svg:x="9.975cm" svg:y="6.643cm" svg:viewBox="0 0 259 155" draw:points="0,51 129,51 103,0 259,78 103,155 129,104 0,104">
            <text:p/>
          </draw:polygon>
          <draw:polygon draw:style-name="gr2" draw:text-style-name="P2" draw:layer="layout" svg:width="0.258cm" svg:height="0.155cm" svg:x="9.535cm" svg:y="6.46cm" svg:viewBox="0 0 259 156" draw:points="0,52 130,52 104,0 259,78 104,156 130,105 0,105">
            <text:p/>
          </draw:polygon>
        </draw:g>
        <draw:g>
          <draw:polygon draw:style-name="gr1" draw:text-style-name="P1" draw:layer="layout" svg:width="0.073cm" svg:height="0.073cm" svg:x="10.727cm" svg:y="6.592cm" svg:viewBox="0 0 74 74" draw:points="0,0 0,74 74,74 74,0">
            <text:p/>
          </draw:polygon>
          <draw:polygon draw:style-name="gr2" draw:text-style-name="P2" draw:layer="layout" svg:width="0.257cm" svg:height="0.154cm" svg:x="10.855cm" svg:y="6.643cm" svg:viewBox="0 0 258 155" draw:points="258,104 129,104 155,155 0,78 155,0 129,51 258,51">
            <text:p/>
          </draw:polygon>
          <draw:polygon draw:style-name="gr2" draw:text-style-name="P2" draw:layer="layout" svg:width="0.257cm" svg:height="0.155cm" svg:x="10.415cm" svg:y="6.46cm" svg:viewBox="0 0 258 156" draw:points="258,105 129,105 154,156 0,78 154,0 129,52 258,52">
            <text:p/>
          </draw:polygon>
        </draw:g>
        <draw:g>
          <draw:path draw:style-name="gr4" draw:text-style-name="P4" draw:layer="layout" svg:width="0.103cm" svg:height="0.103cm" svg:x="11.592cm" svg:y="6.577cm" svg:viewBox="0 0 104 104" svg:d="M51 104c14 0 27-5 37-15 9-9 16-23 16-37s-7-27-16-37c-10-9-23-15-37-15-13 0-26 6-36 15-10 10-15 23-15 37s5 28 15 37c10 10 23 15 36 15z">
            <text:p/>
          </draw:path>
          <draw:polygon draw:style-name="gr2" draw:text-style-name="P2" draw:layer="layout" svg:width="0.258cm" svg:height="0.154cm" svg:x="11.734cm" svg:y="6.643cm" svg:viewBox="0 0 259 155" draw:points="0,51 129,51 104,0 259,78 104,155 129,104 0,104">
            <text:p/>
          </draw:polygon>
          <draw:polygon draw:style-name="gr2" draw:text-style-name="P2" draw:layer="layout" svg:width="0.257cm" svg:height="0.155cm" svg:x="11.295cm" svg:y="6.46cm" svg:viewBox="0 0 258 156" draw:points="258,105 128,105 155,156 0,78 155,0 128,52 258,52">
            <text:p/>
          </draw:polygon>
        </draw:g>
        <draw:g>
          <draw:path draw:style-name="gr5" draw:text-style-name="P5" draw:layer="layout" svg:width="0.103cm" svg:height="0.103cm" svg:x="12.472cm" svg:y="6.577cm" svg:viewBox="0 0 104 104" svg:d="M52 104c14 0 27-5 37-15 9-9 15-23 15-37s-6-27-15-37c-10-9-23-15-37-15-15 0-28 6-37 15-10 10-15 23-15 37s5 28 15 37c9 10 22 15 37 15z">
            <text:p/>
          </draw:path>
          <draw:polygon draw:style-name="gr2" draw:text-style-name="P2" draw:layer="layout" svg:width="0.258cm" svg:height="0.154cm" svg:x="12.614cm" svg:y="6.643cm" svg:viewBox="0 0 259 155" draw:points="259,104 130,104 156,155 0,78 156,0 130,51 259,51">
            <text:p/>
          </draw:polygon>
          <draw:polygon draw:style-name="gr2" draw:text-style-name="P2" draw:layer="layout" svg:width="0.258cm" svg:height="0.155cm" svg:x="12.174cm" svg:y="6.46cm" svg:viewBox="0 0 259 156" draw:points="0,52 130,52 104,0 259,78 104,156 130,105 0,105">
            <text:p/>
          </draw:polygon>
        </draw:g>
        <draw:polygon draw:style-name="gr1" draw:text-style-name="P1" draw:layer="layout" svg:width="0.128cm" svg:height="0.116cm" draw:transform="rotate (-3.14159265358979) translate (3.571cm 5.765cm)" svg:viewBox="0 0 129 117" draw:points="0,0 0,117 129,117 129,0">
          <text:p/>
        </draw:polygon>
        <draw:polygon draw:style-name="gr2" draw:text-style-name="P2" draw:layer="layout" svg:width="0.201cm" svg:height="0.2cm" draw:transform="rotate (-3.14159265358979) translate (3.842cm 6.036cm)" svg:viewBox="0 0 202 201" draw:points="38,0 129,91 147,36 202,201 38,147 92,127 0,36">
          <text:p/>
        </draw:polygon>
        <draw:polygon draw:style-name="gr2" draw:text-style-name="P2" draw:layer="layout" svg:width="0.257cm" svg:height="0.154cm" draw:transform="rotate (-3.14159265358979) translate (3.641cm 5.655cm)" svg:viewBox="0 0 258 155" draw:points="0,51 129,51 103,0 258,77 103,155 129,103 0,103">
          <text:p/>
        </draw:polygon>
        <draw:polygon draw:style-name="gr2" draw:text-style-name="P2" draw:layer="layout" svg:width="0.201cm" svg:height="0.2cm" draw:transform="rotate (-3.14159265358979) translate (3.402cm 6.018cm)" svg:viewBox="0 0 202 201" draw:points="0,165 91,73 37,55 202,0 146,165 128,109 37,201">
          <text:p/>
        </draw:polygon>
        <draw:g>
          <draw:polygon draw:style-name="gr1" draw:text-style-name="P1" draw:layer="layout" svg:width="0.117cm" svg:height="0.116cm" draw:transform="rotate (-3.14159265358979) translate (2.689cm 5.765cm)" svg:viewBox="0 0 118 117" draw:points="0,0 0,117 118,117 118,0">
            <text:p/>
          </draw:polygon>
          <draw:polygon draw:style-name="gr1" draw:text-style-name="P1" draw:layer="layout" svg:width="0.117cm" svg:height="0.116cm" draw:transform="rotate (-3.14159265358979) translate (2.689cm 5.765cm)" svg:viewBox="0 0 118 117" draw:points="0,0 0,117 118,117 118,0">
            <text:p/>
          </draw:polygon>
          <draw:polygon draw:style-name="gr2" draw:text-style-name="P2" draw:layer="layout" svg:width="0.201cm" svg:height="0.2cm" draw:transform="rotate (-3.14159265358979) translate (2.942cm 6.018cm)" svg:viewBox="0 0 202 201" draw:points="165,201 73,109 55,165 0,0 165,55 111,73 202,165">
            <text:p/>
          </draw:polygon>
          <draw:polygon draw:style-name="gr2" draw:text-style-name="P2" draw:layer="layout" svg:width="0.258cm" svg:height="0.154cm" draw:transform="rotate (-3.14159265358979) translate (2.76cm 5.655cm)" svg:viewBox="0 0 259 155" draw:points="259,103 130,103 156,155 0,77 156,0 130,51 259,51">
            <text:p/>
          </draw:polygon>
          <draw:polygon draw:style-name="gr2" draw:text-style-name="P2" draw:layer="layout" svg:width="0.201cm" svg:height="0.2cm" draw:transform="rotate (-3.14159265358979) translate (2.502cm 6.036cm)" svg:viewBox="0 0 202 201" draw:points="202,36 110,127 165,147 0,201 55,36 74,91 165,0">
            <text:p/>
          </draw:polygon>
        </draw:g>
        <draw:g>
          <draw:polygon draw:style-name="gr3" draw:text-style-name="P3" draw:layer="layout" svg:width="0.165cm" svg:height="0.164cm" draw:transform="rotate (-3.14159265358979) translate (5.353cm 5.789cm)" svg:viewBox="0 0 166 165" draw:points="83,0 0,83 83,165 166,83">
            <text:p/>
          </draw:polygon>
          <draw:polygon draw:style-name="gr2" draw:text-style-name="P2" draw:layer="layout" svg:width="0.2cm" svg:height="0.2cm" draw:transform="rotate (-3.14159265358979) translate (5.6cm 6.036cm)" svg:viewBox="0 0 201 201" draw:points="36,0 128,91 147,36 201,201 36,147 92,127 0,36">
            <text:p/>
          </draw:polygon>
          <draw:polygon draw:style-name="gr2" draw:text-style-name="P2" draw:layer="layout" svg:width="0.258cm" svg:height="0.154cm" draw:transform="rotate (-3.14159265358979) translate (5.4cm 5.655cm)" svg:viewBox="0 0 259 155" draw:points="259,103 129,103 155,155 0,77 155,0 129,51 259,51">
            <text:p/>
          </draw:polygon>
          <draw:polygon draw:style-name="gr2" draw:text-style-name="P2" draw:layer="layout" svg:width="0.2cm" svg:height="0.2cm" draw:transform="rotate (-3.14159265358979) translate (5.16cm 6.018cm)" svg:viewBox="0 0 201 201" draw:points="0,165 92,73 37,55 201,0 147,165 128,109 37,201">
            <text:p/>
          </draw:polygon>
        </draw:g>
        <draw:g>
          <draw:polygon draw:style-name="gr3" draw:text-style-name="P3" draw:layer="layout" svg:width="0.165cm" svg:height="0.164cm" draw:transform="rotate (-3.14159265358979) translate (4.472cm 5.789cm)" svg:viewBox="0 0 166 165" draw:points="83,0 0,83 83,165 166,83">
            <text:p/>
          </draw:polygon>
          <draw:polygon draw:style-name="gr2" draw:text-style-name="P2" draw:layer="layout" svg:width="0.2cm" svg:height="0.2cm" draw:transform="rotate (-3.14159265358979) translate (4.7cm 6.018cm)" svg:viewBox="0 0 201 201" draw:points="165,201 73,109 55,165 0,0 165,55 109,73 201,165">
            <text:p/>
          </draw:polygon>
          <draw:polygon draw:style-name="gr2" draw:text-style-name="P2" draw:layer="layout" svg:width="0.258cm" svg:height="0.154cm" draw:transform="rotate (-3.14159265358979) translate (4.518cm 5.655cm)" svg:viewBox="0 0 259 155" draw:points="0,51 129,51 103,0 259,77 103,155 129,103 0,103">
            <text:p/>
          </draw:polygon>
          <draw:polygon draw:style-name="gr2" draw:text-style-name="P2" draw:layer="layout" svg:width="0.2cm" svg:height="0.2cm" draw:transform="rotate (-3.14159265358979) translate (4.26cm 6.036cm)" svg:viewBox="0 0 201 201" draw:points="201,36 110,127 165,147 0,201 54,36 73,91 165,0">
            <text:p/>
          </draw:polygon>
        </draw:g>
        <draw:g>
          <draw:path draw:style-name="gr4" draw:text-style-name="P4" draw:layer="layout" svg:width="0.165cm" svg:height="0.164cm" draw:transform="rotate (-3.14159265358979) translate (7.095cm 5.789cm)" svg:viewBox="0 0 166 165" svg:d="M83 165c23 0 44-8 59-24 15-15 24-36 24-58s-9-43-24-59-36-24-59-24c-22 0-43 8-59 24-15 16-24 37-24 59s9 43 24 58c16 16 37 24 59 24z">
            <text:p/>
          </draw:path>
          <draw:polygon draw:style-name="gr2" draw:text-style-name="P2" draw:layer="layout" svg:width="0.2cm" svg:height="0.2cm" draw:transform="rotate (-3.14159265358979) translate (7.323cm 6.018cm)" svg:viewBox="0 0 201 201" draw:points="165,201 74,109 54,165 0,0 165,55 110,73 201,165">
            <text:p/>
          </draw:polygon>
          <draw:polygon draw:style-name="gr2" draw:text-style-name="P2" draw:layer="layout" svg:width="0.258cm" svg:height="0.154cm" draw:transform="rotate (-3.14159265358979) translate (7.141cm 5.655cm)" svg:viewBox="0 0 259 155" draw:points="0,51 130,51 104,0 259,77 104,155 130,103 0,103">
            <text:p/>
          </draw:polygon>
          <draw:polygon draw:style-name="gr2" draw:text-style-name="P2" draw:layer="layout" svg:width="0.201cm" svg:height="0.2cm" draw:transform="rotate (-3.14159265358979) translate (6.902cm 6.018cm)" svg:viewBox="0 0 202 201" draw:points="0,165 92,73 37,55 202,0 147,165 129,109 37,201">
            <text:p/>
          </draw:polygon>
        </draw:g>
        <draw:g>
          <draw:path draw:style-name="gr4" draw:text-style-name="P4" draw:layer="layout" svg:width="0.165cm" svg:height="0.164cm" draw:transform="rotate (-3.14159265358979) translate (6.271cm 5.789cm)" svg:viewBox="0 0 166 165" svg:d="M83 165c22 0 43-8 59-24 15-15 24-36 24-58s-9-43-24-59c-16-16-37-24-59-24-21 0-42 8-59 24-15 16-24 37-24 59s9 43 24 58c17 16 38 24 59 24z">
            <text:p/>
          </draw:path>
          <draw:polygon draw:style-name="gr2" draw:text-style-name="P2" draw:layer="layout" svg:width="0.201cm" svg:height="0.2cm" draw:transform="rotate (-3.14159265358979) translate (6.5cm 6.018cm)" svg:viewBox="0 0 202 201" draw:points="164,201 73,109 55,165 0,0 164,55 110,73 202,165">
            <text:p/>
          </draw:polygon>
          <draw:polygon draw:style-name="gr2" draw:text-style-name="P2" draw:layer="layout" svg:width="0.257cm" svg:height="0.154cm" draw:transform="rotate (-3.14159265358979) translate (6.317cm 5.655cm)" svg:viewBox="0 0 258 155" draw:points="258,103 128,103 154,155 0,77 154,0 128,51 258,51">
            <text:p/>
          </draw:polygon>
          <draw:polygon draw:style-name="gr2" draw:text-style-name="P2" draw:layer="layout" svg:width="0.201cm" svg:height="0.2cm" draw:transform="rotate (-3.14159265358979) translate (6.078cm 6.018cm)" svg:viewBox="0 0 202 201" draw:points="0,165 91,73 37,55 202,0 146,165 128,109 37,201">
            <text:p/>
          </draw:polygon>
        </draw:g>
        <draw:g>
          <draw:path draw:style-name="gr5" draw:text-style-name="P5" draw:layer="layout" svg:width="0.165cm" svg:height="0.164cm" draw:transform="rotate (-3.14159265358979) translate (8.853cm 5.789cm)" svg:viewBox="0 0 166 165" svg:d="M82 165c22 0 43-8 60-24 15-15 24-36 24-58s-9-43-24-59c-17-16-38-24-60-24s-43 8-58 24c-16 16-24 37-24 59s8 43 24 58c15 16 36 24 58 24z">
            <text:p/>
          </draw:path>
          <draw:polygon draw:style-name="gr2" draw:text-style-name="P2" draw:layer="layout" svg:width="0.2cm" svg:height="0.2cm" draw:transform="rotate (-3.14159265358979) translate (9.1cm 6.036cm)" svg:viewBox="0 0 201 201" draw:points="36,0 129,91 147,36 201,201 36,147 91,127 0,36">
            <text:p/>
          </draw:polygon>
          <draw:polygon draw:style-name="gr2" draw:text-style-name="P2" draw:layer="layout" svg:width="0.258cm" svg:height="0.154cm" draw:transform="rotate (-3.14159265358979) translate (8.9cm 5.655cm)" svg:viewBox="0 0 259 155" draw:points="0,51 130,51 104,0 259,77 104,155 130,103 0,103">
            <text:p/>
          </draw:polygon>
          <draw:polygon draw:style-name="gr2" draw:text-style-name="P2" draw:layer="layout" svg:width="0.201cm" svg:height="0.2cm" draw:transform="rotate (-3.14159265358979) translate (8.642cm 6.036cm)" svg:viewBox="0 0 202 201" draw:points="202,36 110,127 165,147 0,201 55,36 74,91 165,0">
            <text:p/>
          </draw:polygon>
        </draw:g>
        <draw:g>
          <draw:path draw:style-name="gr5" draw:text-style-name="P5" draw:layer="layout" svg:width="0.164cm" svg:height="0.164cm" draw:transform="rotate (-3.14159265358979) translate (7.953cm 5.789cm)" svg:viewBox="0 0 165 165" svg:d="M83 165c22 0 43-8 58-24 16-15 24-36 24-58s-8-43-24-59c-15-16-36-24-58-24-23 0-44 8-59 24-16 16-24 37-24 59s8 43 24 58c15 16 36 24 59 24z">
            <text:p/>
          </draw:path>
          <draw:polygon draw:style-name="gr2" draw:text-style-name="P2" draw:layer="layout" svg:width="0.2cm" svg:height="0.2cm" draw:transform="rotate (-3.14159265358979) translate (8.2cm 6.036cm)" svg:viewBox="0 0 201 201" draw:points="36,0 128,91 147,36 201,201 36,147 92,127 0,36">
            <text:p/>
          </draw:polygon>
          <draw:polygon draw:style-name="gr2" draw:text-style-name="P2" draw:layer="layout" svg:width="0.258cm" svg:height="0.154cm" draw:transform="rotate (-3.14159265358979) translate (8cm 5.655cm)" svg:viewBox="0 0 259 155" draw:points="259,103 129,103 155,155 0,77 155,0 129,51 259,51">
            <text:p/>
          </draw:polygon>
          <draw:polygon draw:style-name="gr2" draw:text-style-name="P2" draw:layer="layout" svg:width="0.2cm" svg:height="0.2cm" draw:transform="rotate (-3.14159265358979) translate (7.742cm 6.036cm)" svg:viewBox="0 0 201 201" draw:points="201,36 109,127 164,147 0,201 55,36 73,91 164,0">
            <text:p/>
          </draw:polygon>
        </draw:g>
        <draw:g>
          <draw:polygon draw:style-name="gr1" draw:text-style-name="P1" draw:layer="layout" svg:width="0.073cm" svg:height="0.073cm" draw:transform="rotate (-3.14159265358979) translate (9.922cm 5.866cm)" svg:viewBox="0 0 74 74" draw:points="74,0 74,74 0,74 0,0">
            <text:p/>
          </draw:polygon>
          <draw:polygon draw:style-name="gr2" draw:text-style-name="P2" draw:layer="layout" svg:width="0.258cm" svg:height="0.154cm" draw:transform="rotate (-3.14159265358979) translate (10.235cm 5.815cm)" svg:viewBox="0 0 259 155" draw:points="259,51 130,51 156,0 0,78 156,155 130,104 259,104">
            <text:p/>
          </draw:polygon>
          <draw:polygon draw:style-name="gr2" draw:text-style-name="P2" draw:layer="layout" svg:width="0.258cm" svg:height="0.155cm" draw:transform="rotate (-3.14159265358979) translate (9.795cm 5.998cm)" svg:viewBox="0 0 259 156" draw:points="259,52 129,52 155,0 0,78 155,156 129,105 259,105">
            <text:p/>
          </draw:polygon>
        </draw:g>
        <draw:g>
          <draw:polygon draw:style-name="gr1" draw:text-style-name="P1" draw:layer="layout" svg:width="0.073cm" svg:height="0.073cm" draw:transform="rotate (-3.14159265358979) translate (10.801cm 5.866cm)" svg:viewBox="0 0 74 74" draw:points="74,0 74,74 0,74 0,0">
            <text:p/>
          </draw:polygon>
          <draw:polygon draw:style-name="gr2" draw:text-style-name="P2" draw:layer="layout" svg:width="0.257cm" svg:height="0.154cm" draw:transform="rotate (-3.14159265358979) translate (11.113cm 5.815cm)" svg:viewBox="0 0 258 155" draw:points="0,104 129,104 103,155 258,78 103,0 129,51 0,51">
            <text:p/>
          </draw:polygon>
          <draw:polygon draw:style-name="gr2" draw:text-style-name="P2" draw:layer="layout" svg:width="0.257cm" svg:height="0.155cm" draw:transform="rotate (-3.14159265358979) translate (10.673cm 5.998cm)" svg:viewBox="0 0 258 156" draw:points="0,105 129,105 104,156 258,78 104,0 129,52 0,52">
            <text:p/>
          </draw:polygon>
        </draw:g>
        <draw:g>
          <draw:path draw:style-name="gr4" draw:text-style-name="P4" draw:layer="layout" svg:width="0.103cm" svg:height="0.103cm" draw:transform="rotate (-3.14159265358979) translate (11.696cm 5.881cm)" svg:viewBox="0 0 104 104" svg:d="M53 104c-14 0-27-5-37-15-9-9-16-23-16-37s7-27 16-37c10-9 23-15 37-15 13 0 26 6 36 15 10 10 15 23 15 37s-5 28-15 37c-10 10-23 15-36 15z">
            <text:p/>
          </draw:path>
          <draw:polygon draw:style-name="gr2" draw:text-style-name="P2" draw:layer="layout" svg:width="0.258cm" svg:height="0.154cm" draw:transform="rotate (-3.14159265358979) translate (11.993cm 5.815cm)" svg:viewBox="0 0 259 155" draw:points="259,51 130,51 155,0 0,78 155,155 130,104 259,104">
            <text:p/>
          </draw:polygon>
          <draw:polygon draw:style-name="gr2" draw:text-style-name="P2" draw:layer="layout" svg:width="0.257cm" svg:height="0.155cm" draw:transform="rotate (-3.14159265358979) translate (11.553cm 5.998cm)" svg:viewBox="0 0 258 156" draw:points="0,105 130,105 103,156 258,78 103,0 130,52 0,52">
            <text:p/>
          </draw:polygon>
        </draw:g>
        <draw:g>
          <draw:path draw:style-name="gr5" draw:text-style-name="P5" draw:layer="layout" svg:width="0.103cm" svg:height="0.103cm" draw:transform="rotate (-3.14159265358979) translate (12.577cm 5.881cm)" svg:viewBox="0 0 104 104" svg:d="M52 104c-14 0-27-5-37-15-9-9-15-23-15-37s6-27 15-37c10-9 23-15 37-15 15 0 28 6 37 15 10 10 15 23 15 37s-5 28-15 37c-9 10-22 15-37 15z">
            <text:p/>
          </draw:path>
          <draw:polygon draw:style-name="gr2" draw:text-style-name="P2" draw:layer="layout" svg:width="0.258cm" svg:height="0.154cm" draw:transform="rotate (-3.14159265358979) translate (12.874cm 5.815cm)" svg:viewBox="0 0 259 155" draw:points="0,104 129,104 103,155 259,78 103,0 129,51 0,51">
            <text:p/>
          </draw:polygon>
          <draw:polygon draw:style-name="gr2" draw:text-style-name="P2" draw:layer="layout" svg:width="0.258cm" svg:height="0.155cm" draw:transform="rotate (-3.14159265358979) translate (12.434cm 5.998cm)" svg:viewBox="0 0 259 156" draw:points="259,52 129,52 155,0 0,78 155,156 129,105 259,105">
            <text:p/>
          </draw:polygon>
        </draw:g>
        <draw:frame draw:style-name="gr6" draw:text-style-name="P7" draw:layer="layout" svg:width="1.1cm" svg:height="0.34cm" svg:x="2.6cm" svg:y="5.1cm">
          <draw:text-box>
            <text:p text:style-name="P6"><text:span text:style-name="T1">T</text:span><text:span text:style-name="T1">y</text:span><text:span text:style-name="T1">p</text:span><text:span text:style-name="T1">e </text:span><text:span text:style-name="T1">I</text:span></text:p>
          </draw:text-box>
        </draw:frame>
        <draw:frame draw:style-name="gr7" draw:text-style-name="P7" draw:layer="layout" svg:width="1.404cm" svg:height="0.679cm" svg:x="4.296cm" svg:y="5.1cm">
          <draw:text-box>
            <text:p text:style-name="P6"><text:span text:style-name="T1">T</text:span><text:span text:style-name="T1">y</text:span><text:span text:style-name="T1">p</text:span><text:span text:style-name="T1">e</text:span><text:span text:style-name="T1"> </text:span><text:span text:style-name="T1">I</text:span><text:span text:style-name="T1">I</text:span></text:p>
          </draw:text-box>
        </draw:frame>
        <draw:frame draw:style-name="gr7" draw:text-style-name="P7" draw:layer="layout" svg:width="1.404cm" svg:height="0.679cm" svg:x="6.792cm" svg:y="5.101cm">
          <draw:text-box>
            <text:p text:style-name="P6"><text:span text:style-name="T1">T</text:span><text:span text:style-name="T1">y</text:span><text:span text:style-name="T1">p</text:span><text:span text:style-name="T1">e </text:span><text:span text:style-name="T1">I</text:span><text:span text:style-name="T1">I</text:span><text:span text:style-name="T1">I</text:span></text:p>
          </draw:text-box>
        </draw:frame>
        <draw:frame draw:style-name="gr7" draw:text-style-name="P7" draw:layer="layout" svg:width="1.404cm" svg:height="0.679cm" svg:x="9.788cm" svg:y="5.102cm">
          <draw:text-box>
            <text:p text:style-name="P6"><text:span text:style-name="T1">T</text:span><text:span text:style-name="T1">y</text:span><text:span text:style-name="T1">p</text:span><text:span text:style-name="T1">e </text:span><text:span text:style-name="T1">A</text:span></text:p>
          </draw:text-box>
        </draw:frame>
        <draw:frame draw:style-name="gr7" draw:text-style-name="P7" draw:layer="layout" svg:width="1.404cm" svg:height="0.679cm" svg:x="11.488cm" svg:y="5.102cm">
          <draw:text-box>
            <text:p text:style-name="P6"><text:span text:style-name="T1">T</text:span><text:span text:style-name="T1">y</text:span><text:span text:style-name="T1">p</text:span><text:span text:style-name="T1">e</text:span><text:span text:style-name="T1"> </text:span><text:span text:style-name="T1">B</text:span></text:p>
          </draw:text-box>
        </draw:frame>
        <draw:line draw:style-name="gr8" draw:text-style-name="P8" draw:layer="layout" svg:x1="3.95cm" svg:y1="5.2cm" svg:x2="3.95cm" svg:y2="6.9cm">
          <text:p/>
        </draw:line>
        <draw:line draw:style-name="gr8" draw:text-style-name="P8" draw:layer="layout" svg:x1="5.75cm" svg:y1="5.2cm" svg:x2="5.75cm" svg:y2="6.9cm">
          <text:p/>
        </draw:line>
        <draw:line draw:style-name="gr9" draw:text-style-name="P8" draw:layer="layout" svg:x1="9.35cm" svg:y1="5.2cm" svg:x2="9.35cm" svg:y2="6.9cm">
          <text:p/>
        </draw:line>
        <draw:line draw:style-name="gr8" draw:text-style-name="P8" draw:layer="layout" svg:x1="11.2cm" svg:y1="5.2cm" svg:x2="11.2cm" svg:y2="6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6.256cm" fo:page-height="12.1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19T19:28:53.446719647</dc:date>
    <meta:editing-duration>PT18M</meta:editing-duration>
    <meta:editing-cycles>4</meta:editing-cycles>
    <meta:generator>LibreOffice/5.2.7.2$Linux_X86_64 LibreOffice_project/20m0$Build-2</meta:generator>
    <meta:document-statistic meta:object-count="120"/>
  </office:meta>
</office:document-meta>
</file>